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10.1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34.21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0066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99cc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006699"/>
    </style:style>
    <style:style style:name="ce16" style:family="table-cell" style:parent-style-name="Default">
      <style:table-cell-properties fo:background-color="#009933"/>
    </style:style>
    <style:style style:name="ce8" style:family="table-cell" style:parent-style-name="Default" style:data-style-name="N2"/>
    <style:style style:name="ce18" style:family="table-cell" style:parent-style-name="Default" style:data-style-name="N2">
      <style:table-cell-properties fo:background-color="#009933"/>
    </style:style>
    <style:style style:name="ce1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Wrist Proto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BT MCU</text:p>
          </table:table-cell>
          <table:table-cell table:style-name="ce1" table:number-columns-repeated="5"/>
          <table:table-cell table:number-columns-repeated="2"/>
          <table:table-cell table:style-name="ce1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SP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table:formula="of:=IF([.A4]=1;[.C4]*[.D4];0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ttps://www.aliexpress.com/item/ESP-32S-ESP-WROOM-32-ESP32-ESP-32-Bluetooth-and-WIFI-Dual-Core-CPU-with-Low/32802438946.html?ws_ab_test=searchweb0_0,searchweb201602_5_10152_10065_10151_10130_10068_10136_10137_10157_10060_10138_10155_10062_10156_437_10154_10056_10055_10054_10059_303_100031_10099_10103_10102_10096_10147_10052_10053_10107_10050_10142_10051_10084_10083_10080_10082_10081_10178_10110_519_10111_10112_10113_10114_10182_10185_10078_10079_10073_10123_142,searchweb201603_1,ppcSwitch_2&amp;btsid=68df326b-d471-4b24-aec6-44312b78efb8&amp;algo_expid=92bfecfa-8dfe-4a07-8999-f9d49268187d-2&amp;algo_pvid=92bfecfa-8dfe-4a07-8999-f9d49268187d</text:p>
          </table:table-cell>
          <table:table-cell table:number-columns-repeated="2"/>
          <table:table-cell table:style-name="ce2" office:value-type="string" calcext:value-type="string">
            <text:p>physical footprint is 5mm x 5mm sans stripline antenna (included in this product listing)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iny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Power Supply</text:p>
          </table:table-cell>
          <table:table-cell table:style-name="ce1" table:number-columns-repeated="5"/>
          <table:table-cell table:number-columns-repeated="2"/>
          <table:table-cell table:style-name="ce1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L-920S/DN (11mAh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25" calcext:value-type="float">
            <text:p>2.25</text:p>
          </table:table-cell>
          <table:table-cell table:style-name="ce2" table:formula="of:=IF([.A7]=1;[.C7]*[.D7];0)" office:value-type="float" office:value="2.25" calcext:value-type="float">
            <text:p>2.25</text:p>
          </table:table-cell>
          <table:table-cell table:style-name="ce3" office:value-type="string" calcext:value-type="string">
            <text:p>http://www.mouser.com/Power/Batteries/_/N-5gbkZscv7?P=1z0y70eZ1ykmgzh&amp;Ns=Pricing|0</text:p>
          </table:table-cell>
          <table:table-cell table:style-name="ce4" office:value-type="string" calcext:value-type="string">
            <text:p>http://www.mouser.com/ProductDetail/Panasonic-Battery/ML-920S-DN/?qs=sGAEpiMZZMtEV04R3uo8FkXjBlacmoUJFTrqhgAV6cY%3d</text:p>
          </table:table-cell>
          <table:table-cell office:value-type="string" calcext:value-type="string">
            <text:p>https://www.findchips.com/search/ML-920S%2FDN</text:p>
          </table:table-cell>
          <table:table-cell office:value-type="string" calcext:value-type="string">
            <text:p>http://www.mouser.com/catalog/additional/panasonic_C_FEFB1N_ML-920S%EF%BC%8FDN%20(ML-920S%EF%BC%8FF9DE).PDF</text:p>
          </table:table-cell>
          <table:table-cell table:style-name="ce3" office:value-type="string" calcext:value-type="string">
            <text:p>After printing a dummy ring to test out a reasonable size, I’ve relaxed battery size requirements. Additionally, the one linked here appears to be SMT, despite it saying through hole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MS920SE-FL27E (11mAh)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http://www.mouser.com/Power/Batteries/_/N-5gbkZscv7?P=1z0y70eZ1ykmgzh&amp;Ns=Pricing|0</text:p>
          </table:table-cell>
          <table:table-cell table:style-name="ce4" office:value-type="string" calcext:value-type="string">
            <text:p>https://www.findchips.com/search/ML-920S%2FDN</text:p>
          </table:table-cell>
          <table:table-cell table:number-columns-repeated="2"/>
          <table:table-cell table:style-name="ce3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harging circuit</text:p>
          </table:table-cell>
          <table:table-cell table:style-name="ce4" table:number-columns-repeated="4"/>
          <table:table-cell/>
          <table:table-cell table:style-name="ce4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1023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ush Butt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table:formula="of:=IF([.A12]=1;[.C12]*[.D12];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croll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IF([.A13]=1;[.C13]*[.D13];0)"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isc LED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-</text:p>
          </table:table-cell>
          <table:table-cell table:style-name="ce6" table:formula="of:=IF([.A15]=1;[.C15]*[.D15];0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table:number-columns-repeated="1017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sc Resistor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7" table:formula="of:=IF([.A17]=1;[.C17]*[.D17];0)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 table:number-columns-repeated="10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ibrational Moto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.7/10" office:value-type="float" office:value="0.27" calcext:value-type="float">
            <text:p>0.27</text:p>
          </table:table-cell>
          <table:table-cell table:style-name="ce7" table:formula="of:=IF([.A18]=1;[.C18]*[.D18];0)" office:value-type="float" office:value="0.27" calcext:value-type="float">
            <text:p>0.27</text:p>
          </table:table-cell>
          <table:table-cell table:style-name="ce7"/>
          <table:table-cell table:style-name="ce7" office:value-type="string" calcext:value-type="string">
            <text:p>https://www.aliexpress.com/item/Best-Price-10x-4x8mm-DC-1-5-3V-Micro-Cell-Phone-Coreless-Vibration-Motor-Vibrator-For/32694004681.html?ws_ab_test=searchweb0_0,searchweb201602_5_10152_10065_10151_10130_10068_10136_10137_10157_10060_10138_10155_10062_10156_437_10154_10056_10055_10054_10059_303_100031_10099_10103_10102_10096_10147_10052_10053_10107_10050_10142_10051_10084_10083_10080_10082_10081_10178_10110_519_10111_10112_10113_10114_10182_10185_10078_10079_10073_10123_142-10050_10111,searchweb201603_2,ppcSwitch_2&amp;btsid=a69a67a7-d2ed-4184-aa0d-7c4d28e3a0b3&amp;algo_expid=c31f689b-cba0-41d4-85e1-b80fbfcaa921-4&amp;algo_pvid=c31f689b-cba0-41d4-85e1-b80fbfcaa921</text:p>
          </table:table-cell>
          <table:table-cell table:style-name="ce7" table:number-columns-repeated="2"/>
          <table:table-cell table:style-name="ce7" office:value-type="string" calcext:value-type="string">
            <text:p>4x8mm, can’t find anything similar in price/size on digikey</text:p>
          </table:table-cell>
          <table:table-cell table:style-name="ce7" table:number-columns-repeated="1014"/>
        </table:table-row>
      </table:table>
      <table:table table:name="MCU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8"/>
        <table:table-column table:style-name="co9" table:default-cell-style-name="ce8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in 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in Coun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in Current (uA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tmel ATtiny20-UUR (12U-3)</text:p>
          </table:table-cell>
          <table:table-cell table:style-name="ce16" table:number-columns-repeated="2"/>
          <table:table-cell table:style-name="ce18" office:value-type="float" office:value="1.55" calcext:value-type="float">
            <text:p>1.55</text:p>
          </table:table-cell>
          <table:table-cell table:style-name="ce18" office:value-type="float" office:value="1.4" calcext:value-type="float">
            <text:p>1.40</text:p>
          </table:table-cell>
          <table:table-cell table:style-name="ce18" office:value-type="float" office:value="0.53" calcext:value-type="float">
            <text:p>0.53</text:p>
          </table:table-cell>
          <table:table-cell table:style-name="ce18" table:formula="of:=[.E2]*[.F2]*[.G2]" office:value-type="float" office:value="1.1501" calcext:value-type="float">
            <text:p>1.15</text:p>
          </table:table-cell>
          <table:table-cell table:style-name="ce16" office:value-type="string" calcext:value-type="string">
            <text:p>WLCSP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1013"/>
        </table:table-row>
        <table:table-row table:style-name="ro1">
          <table:table-cell table:style-name="ce16"/>
          <table:table-cell table:style-name="ce16" office:value-type="string" calcext:value-type="string">
            <text:p>Atmel ATtiny20-15CC1</text:p>
          </table:table-cell>
          <table:table-cell table:style-name="ce16" table:number-columns-repeated="2"/>
          <table:table-cell table:number-columns-repeated="2" table:style-name="ce18" office:value-type="float" office:value="3" calcext:value-type="float">
            <text:p>3.00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table:formula="of:=[.E3]*[.F3]*[.G3]" office:value-type="float" office:value="5.4" calcext:value-type="float">
            <text:p>5.40</text:p>
          </table:table-cell>
          <table:table-cell table:style-name="ce16" office:value-type="string" calcext:value-type="string">
            <text:p>UFBGA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16" office:value-type="string" calcext:value-type="string">
            <text:p>Atmel ATtiny20-20M2</text:p>
          </table:table-cell>
          <table:table-cell table:style-name="ce16" table:number-columns-repeated="2"/>
          <table:table-cell table:number-columns-repeated="2" table:style-name="ce18" office:value-type="float" office:value="3" calcext:value-type="float">
            <text:p>3.00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table:formula="of:=[.E4]*[.F4]*[.G4]" office:value-type="float" office:value="7.65" calcext:value-type="float">
            <text:p>7.65</text:p>
          </table:table-cell>
          <table:table-cell table:style-name="ce16" office:value-type="string" calcext:value-type="string">
            <text:p>VQFN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string" calcext:value-type="string">
            <text:p>Cypress CY8C4014FNI-421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0.4" calcext:value-type="float">
            <text:p>0.40</text:p>
          </table:table-cell>
          <table:table-cell table:formula="of:=[.E5]*[.F5]*[.G5]" office:value-type="float" office:value="0.9048" calcext:value-type="float">
            <text:p>0.90</text:p>
          </table:table-cell>
          <table:table-cell office:value-type="string" calcext:value-type="string">
            <text:p>WLCSP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escale Kinetis KL03 MKL03Z32CAF4RTR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61" calcext:value-type="float">
            <text:p>1.61</text:p>
          </table:table-cell>
          <table:table-cell office:value-type="float" office:value="0.56" calcext:value-type="float">
            <text:p>0.56</text:p>
          </table:table-cell>
          <table:table-cell table:formula="of:=[.E6]*[.F6]*[.G6]" office:value-type="float" office:value="1.8032" calcext:value-type="float">
            <text:p>1.80</text:p>
          </table:table-cell>
          <table:table-cell office:value-type="string" calcext:value-type="string">
            <text:p>BG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escale Kinetis KL02 MKL02Z32CAF4R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95" calcext:value-type="float">
            <text:p>1.95</text:p>
          </table:table-cell>
          <table:table-cell office:value-type="float" office:value="0.56" calcext:value-type="float">
            <text:p>0.56</text:p>
          </table:table-cell>
          <table:table-cell table:formula="of:=[.E7]*[.F7]*[.G7]" office:value-type="float" office:value="2.184" calcext:value-type="float">
            <text:p>2.18</text:p>
          </table:table-cell>
          <table:table-cell office:value-type="string" calcext:value-type="string">
            <text:p>BG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XP LPC1102UK</text:p>
          </table:table-cell>
          <table:table-cell table:number-columns-repeated="2"/>
          <table:table-cell office:value-type="float" office:value="2.32" calcext:value-type="float">
            <text:p>2.32</text:p>
          </table:table-cell>
          <table:table-cell office:value-type="float" office:value="2.17" calcext:value-type="float">
            <text:p>2.17</text:p>
          </table:table-cell>
          <table:table-cell office:value-type="float" office:value="0.6" calcext:value-type="float">
            <text:p>0.60</text:p>
          </table:table-cell>
          <table:table-cell table:formula="of:=[.E8]*[.F8]*[.G8]" office:value-type="float" office:value="3.02064" calcext:value-type="float">
            <text:p>3.02</text:p>
          </table:table-cell>
          <table:table-cell office:value-type="string" calcext:value-type="string">
            <text:p>WLCSP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 STM32F042T6Y6</text:p>
          </table:table-cell>
          <table:table-cell table:number-columns-repeated="2"/>
          <table:table-cell office:value-type="float" office:value="2.7" calcext:value-type="float">
            <text:p>2.70</text:p>
          </table:table-cell>
          <table:table-cell office:value-type="float" office:value="2.6" calcext:value-type="float">
            <text:p>2.60</text:p>
          </table:table-cell>
          <table:table-cell office:value-type="float" office:value="0.55" calcext:value-type="float">
            <text:p>0.55</text:p>
          </table:table-cell>
          <table:table-cell table:formula="of:=[.E9]*[.F9]*[.G9]" office:value-type="float" office:value="3.861" calcext:value-type="float">
            <text:p>3.86</text:p>
          </table:table-cell>
          <table:table-cell office:value-type="string" calcext:value-type="string">
            <text:p>WLCSP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 MSP430G2252</text:p>
          </table:table-cell>
          <table:table-cell table:number-columns-repeated="2"/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0.28" calcext:value-type="float">
            <text:p>0.28</text:p>
          </table:table-cell>
          <table:table-cell table:formula="of:=[.E10]*[.F10]*[.G10]" office:value-type="float" office:value="1.8921" calcext:value-type="float">
            <text:p>1.89</text:p>
          </table:table-cell>
          <table:table-cell office:value-type="string" calcext:value-type="string">
            <text:p>bare die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 MSP430G2x01</text:p>
          </table:table-cell>
          <table:table-cell table:number-columns-repeated="2"/>
          <table:table-cell table:number-columns-repeated="2" office:value-type="float" office:value="4" calcext:value-type="float">
            <text:p>4.00</text:p>
          </table:table-cell>
          <table:table-cell office:value-type="float" office:value="0.9" calcext:value-type="float">
            <text:p>0.90</text:p>
          </table:table-cell>
          <table:table-cell table:formula="of:=[.E11]*[.F11]*[.G11]" office:value-type="float" office:value="14.4" calcext:value-type="float">
            <text:p>14.40</text:p>
          </table:table-cell>
          <table:table-cell office:value-type="string" calcext:value-type="string">
            <text:p>QFN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crochip PIC12LF1552T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0.5" calcext:value-type="float">
            <text:p>0.50</text:p>
          </table:table-cell>
          <table:table-cell table:formula="of:=[.E12]*[.F12]*[.G12]" office:value-type="float" office:value="3" calcext:value-type="float">
            <text:p>3.00</text:p>
          </table:table-cell>
          <table:table-cell office:value-type="string" calcext:value-type="string">
            <text:p>QF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ctive Current (A)</text:p>
          </table:table-cell>
          <table:table-cell/>
          <table:table-cell office:value-type="string" calcext:value-type="string">
            <text:p>battery cap (Ah)</text:p>
          </table:table-cell>
          <table:table-cell/>
          <table:table-cell office:value-type="string" calcext:value-type="string">
            <text:p>lifetime (h)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9" office:value-type="float" office:value="0.0002" calcext:value-type="float">
            <text:p>2.00E-04</text:p>
          </table:table-cell>
          <table:table-cell/>
          <table:table-cell table:style-name="ce19" office:value-type="float" office:value="0.003" calcext:value-type="float">
            <text:p>3.00E-03</text:p>
          </table:table-cell>
          <table:table-cell/>
          <table:table-cell table:formula="of:=[.N19]/[.L19]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Idle Current (A)</text:p>
          </table:table-cell>
          <table:table-cell table:number-columns-repeated="3"/>
          <table:table-cell office:value-type="string" calcext:value-type="string">
            <text:p>lifetime (h)</text:p>
          </table:table-cell>
          <table:table-cell office:value-type="string" calcext:value-type="string">
            <text:p>lifetime(days)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9" office:value-type="float" office:value="0.000025" calcext:value-type="float">
            <text:p>2.50E-05</text:p>
          </table:table-cell>
          <table:table-cell table:number-columns-repeated="3"/>
          <table:table-cell table:formula="of:=[.N19]/[.L21]" office:value-type="float" office:value="120" calcext:value-type="float">
            <text:p>120</text:p>
          </table:table-cell>
          <table:table-cell table:formula="of:=[.P21]/24" office:value-type="float" office:value="5" calcext:value-type="float">
            <text:p>5</text:p>
          </table:table-cell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1:31:55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3:16:40.744000000</meta:creation-date>
    <dc:date>2017-06-06T00:19:56.249000000</dc:date>
    <meta:editing-duration>P1DT8H43M3S</meta:editing-duration>
    <meta:editing-cycles>3</meta:editing-cycles>
    <meta:generator>LibreOffice/5.3.3.2$Windows_X86_64 LibreOffice_project/3d9a8b4b4e538a85e0782bd6c2d430bafe583448</meta:generator>
    <meta:document-statistic meta:table-count="2" meta:cell-count="182" meta:object-count="0"/>
  </office:meta>
</office:document-meta>
</file>